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6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3.471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1.15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6.99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55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4.528cm"/>
    </style:style>
    <style:style style:name="gr12" style:family="graphic" style:parent-style-name="standard">
      <style:graphic-properties draw:stroke="none" svg:stroke-color="#000000" draw:fill="none" draw:fill-color="#ffffff" fo:min-height="5.585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49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5.058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79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3.455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257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92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1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4.671cm" svg:height="6.325cm" svg:x="3.225cm" svg:y="2.398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id="id5" draw:layer="layout" svg:width="4.506cm" svg:height="5.953cm" svg:x="9.922cm" svg:y="2.687cm">
          <text:p text:style-name="P1">API</text:p>
        </draw:rect>
        <draw:rect draw:style-name="gr2" draw:text-style-name="P1" draw:id="id4" draw:layer="layout" svg:width="4.506cm" svg:height="5.953cm" svg:x="15.462cm" svg:y="2.688cm">
          <text:p text:style-name="P1">WEB</text:p>
        </draw:rect>
        <draw:rect draw:style-name="gr2" draw:text-style-name="P1" draw:id="id3" draw:layer="layout" svg:width="4.506cm" svg:height="5.953cm" svg:x="21.704cm" svg:y="2.688cm">
          <text:p text:style-name="P1">Navigateur</text:p>
        </draw:rect>
        <draw:rect draw:style-name="gr2" draw:text-style-name="P1" draw:id="id2" draw:layer="layout" svg:width="4.01cm" svg:height="0.868cm" svg:x="15.71cm" svg:y="7.441cm">
          <text:p text:style-name="P1">XML-RPC</text:p>
        </draw:rect>
        <draw:frame draw:style-name="gr3" draw:layer="layout" svg:width="4.052cm" svg:height="2.811cm" svg:x="15.544cm" svg:y="10.79cm">
          <draw:text-box>
            <text:p>Django</text:p>
            <text:p>Pylons</text:p>
            <text:p>Twisted</text:p>
          </draw:text-box>
        </draw:frame>
        <draw:frame draw:style-name="gr3" draw:layer="layout" svg:width="4.052cm" svg:height="2.811cm" svg:x="3.265cm" svg:y="10.791cm">
          <draw:text-box>
            <text:p>Elixir</text:p>
            <text:p>Axiom</text:p>
          </draw:text-box>
        </draw:frame>
        <draw:rect draw:style-name="gr2" draw:text-style-name="P1" draw:id="id1" draw:layer="layout" svg:width="4.506cm" svg:height="5.953cm" svg:x="21.704cm" svg:y="10.213cm">
          <text:p text:style-name="P1">Client</text:p>
          <text:p text:style-name="P1">Lourd</text:p>
        </draw:rect>
        <draw:connector draw:style-name="gr4" draw:text-style-name="P1" draw:layer="layout" draw:type="line" svg:x1="21.704cm" svg:y1="13.189cm" svg:x2="17.715cm" svg:y2="8.309cm" draw:start-shape="id1" draw:start-glue-point="3" draw:end-shape="id2" draw:end-glue-point="2" svg:d="m21704 13189-3989-4880">
          <text:p/>
        </draw:connector>
        <draw:connector draw:style-name="gr4" draw:text-style-name="P1" draw:layer="layout" draw:type="line" svg:x1="21.704cm" svg:y1="5.664cm" svg:x2="19.968cm" svg:y2="5.664cm" draw:start-shape="id3" draw:start-glue-point="3" draw:end-shape="id4" draw:end-glue-point="1" svg:d="m21704 5664h-1736">
          <text:p/>
        </draw:connector>
        <draw:connector draw:style-name="gr4" draw:text-style-name="P1" draw:layer="layout" draw:type="line" svg:x1="15.462cm" svg:y1="5.664cm" svg:x2="14.428cm" svg:y2="5.663cm" draw:start-shape="id4" draw:start-glue-point="3" draw:end-shape="id5" draw:end-glue-point="1" svg:d="m15462 5664-1034-1">
          <text:p/>
        </draw:connector>
        <draw:connector draw:style-name="gr4" draw:text-style-name="P1" draw:layer="layout" draw:type="line" svg:x1="9.922cm" svg:y1="5.663cm" svg:x2="7.896cm" svg:y2="5.56cm" draw:start-shape="id5" draw:start-glue-point="3" draw:end-shape="id6" draw:end-glue-point="8" svg:d="m9922 5663-2026-103">
          <text:p/>
        </draw:connector>
      </draw:page>
      <draw:page draw:name="page2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7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8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797cm" svg:x2="26.137cm" svg:y2="12.797cm" draw:start-shape="id7" draw:start-glue-point="1" draw:end-shape="id8" draw:end-glue-point="3" svg:d="m19564 1279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9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draw:line-skew="-1.311cm" svg:x1="7.864cm" svg:y1="12.797cm" svg:x2="7.866cm" svg:y2="20.192cm" draw:end-shape="id9" draw:end-glue-point="3" svg:d="m7864 12797h-1859v7395h1861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192cm" svg:x2="28.679cm" svg:y2="14.658cm" draw:start-shape="id9" draw:start-glue-point="1" draw:end-shape="id8" draw:end-glue-point="2" svg:d="m19522 20192h9157v-553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id="id10" draw:layer="layout" svg:width="5.085cm" svg:height="3.906cm" svg:x="39.069cm" svg:y="10.938cm">
          <draw:text-box>
            <text:p><text:span text:style-name="T1">grappe</text:span></text:p>
            <text:p>- id_group</text:p>
            <text:p>- name : salle de math</text:p>
            <text:p>- template</text:p>
          </draw:text-box>
        </draw:frame>
        <draw:connector draw:style-name="gr6" draw:text-style-name="P1" draw:layer="layout" draw:line-skew="-3.04cm -1.435cm" svg:x1="39.069cm" svg:y1="12.841cm" svg:x2="41.611cm" svg:y2="10.938cm" draw:start-shape="id10" draw:start-glue-point="3" draw:end-shape="id10" svg:d="m39069 12841h-3590v-3888h6132v1985">
          <text:p/>
        </draw:connector>
        <draw:ellipse draw:style-name="gr2" draw:text-style-name="P1" draw:layer="layout" svg:width="3.803cm" svg:height="1.24cm" svg:x="33.812cm" svg:y="10.11cm">
          <text:p text:style-name="P1">Hériter</text:p>
        </draw:ellipse>
        <draw:frame draw:style-name="gr5" draw:id="id11" draw:layer="layout" svg:width="5.085cm" svg:height="3.821cm" svg:x="39.07cm" svg:y="21.325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connector draw:style-name="gr6" draw:text-style-name="P1" draw:layer="layout" svg:x1="41.611cm" svg:y1="14.744cm" svg:x2="41.612cm" svg:y2="21.325cm" draw:start-shape="id10" draw:end-shape="id11" draw:end-glue-point="0" svg:d="m41611 14744v3291h1v3290">
          <text:p/>
        </draw:connector>
        <draw:ellipse draw:style-name="gr2" draw:text-style-name="P1" draw:layer="layout" svg:width="3.803cm" svg:height="1.24cm" svg:x="39.815cm" svg:y="17.268cm">
          <text:p text:style-name="P1">Dépendre</text:p>
        </draw:ellipse>
        <draw:frame draw:style-name="gr7" draw:layer="layout" svg:width="1.654cm" svg:height="0.962cm" svg:x="37.129cm" svg:y="11.57cm">
          <draw:text-box>
            <text:p>0,1</text:p>
          </draw:text-box>
        </draw:frame>
        <draw:frame draw:style-name="gr7" draw:layer="layout" svg:width="1.654cm" svg:height="0.962cm" svg:x="41.669cm" svg:y="20.139cm">
          <draw:text-box>
            <text:p>0,n</text:p>
          </draw:text-box>
        </draw:frame>
        <draw:frame draw:style-name="gr7" draw:layer="layout" svg:width="1.654cm" svg:height="0.962cm" svg:x="39.616cm" svg:y="9.833cm">
          <draw:text-box>
            <text:p>0,1</text:p>
          </draw:text-box>
        </draw:frame>
        <draw:frame draw:style-name="gr7" draw:layer="layout" svg:width="1.654cm" svg:height="0.962cm" svg:x="41.789cm" svg:y="14.966cm">
          <draw:text-box>
            <text:p>0,n</text:p>
          </draw:text-box>
        </draw:frame>
        <draw:frame draw:style-name="gr5" draw:id="id12" draw:layer="layout" svg:width="15.244cm" svg:height="3.906cm" svg:x="53.057cm" svg:y="10.939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5" draw:id="id13" draw:layer="layout" svg:width="15.244cm" svg:height="3.906cm" svg:x="53.057cm" svg:y="16.46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connector draw:style-name="gr6" draw:text-style-name="P1" draw:layer="layout" svg:x1="44.154cm" svg:y1="12.841cm" svg:x2="53.057cm" svg:y2="12.842cm" draw:start-shape="id10" draw:start-glue-point="1" draw:end-shape="id12" draw:end-glue-point="3" svg:d="m44154 12841h4452v1h4451">
          <text:p/>
        </draw:connector>
        <draw:ellipse draw:style-name="gr2" draw:text-style-name="P1" draw:layer="layout" svg:width="3.803cm" svg:height="1.24cm" svg:x="46.526cm" svg:y="12.11cm">
          <text:p text:style-name="P1">Contenir</text:p>
        </draw:ellipse>
        <draw:frame draw:style-name="gr7" draw:layer="layout" svg:width="1.654cm" svg:height="0.962cm" svg:x="44.215cm" svg:y="11.835cm">
          <draw:text-box>
            <text:p>0,n</text:p>
          </draw:text-box>
        </draw:frame>
        <draw:frame draw:style-name="gr7" draw:layer="layout" svg:width="1.654cm" svg:height="0.962cm" svg:x="51.226cm" svg:y="11.835cm">
          <draw:text-box>
            <text:p>0,n</text:p>
          </draw:text-box>
        </draw:frame>
        <draw:connector draw:style-name="gr6" draw:text-style-name="P1" draw:layer="layout" draw:line-skew="-2.499cm" svg:x1="44.154cm" svg:y1="12.841cm" svg:x2="53.057cm" svg:y2="18.371cm" draw:start-shape="id10" draw:end-shape="id13" draw:end-glue-point="3" svg:d="m44154 12841h1953v5530h6950">
          <text:p/>
        </draw:connector>
        <draw:ellipse draw:style-name="gr2" draw:text-style-name="P1" draw:layer="layout" svg:width="3.803cm" svg:height="1.24cm" svg:x="47.277cm" svg:y="17.799cm">
          <text:p text:style-name="P1">Contenir</text:p>
        </draw:ellipse>
        <draw:frame draw:style-name="gr7" draw:layer="layout" svg:width="1.654cm" svg:height="0.962cm" svg:x="51.182cm" svg:y="17.259cm">
          <draw:text-box>
            <text:p>0,n</text:p>
          </draw:text-box>
        </draw:frame>
        <draw:connector draw:style-name="gr6" draw:text-style-name="P1" draw:layer="layout" draw:line-skew="1.149cm -3.468cm" svg:x1="60.679cm" svg:y1="20.274cm" svg:x2="44.154cm" svg:y2="12.841cm" draw:start-shape="id13" draw:start-glue-point="2" draw:end-shape="id10" draw:end-glue-point="1" svg:d="m60679 20274v1699h-15541v-9132h-984">
          <text:p/>
        </draw:connector>
        <draw:ellipse draw:style-name="gr2" draw:text-style-name="P1" draw:layer="layout" svg:width="5.204cm" svg:height="1.24cm" svg:x="49.061cm" svg:y="21.371cm">
          <text:p text:style-name="P1">Administrer</text:p>
        </draw:ellipse>
        <draw:frame draw:style-name="gr7" draw:layer="layout" svg:width="1.654cm" svg:height="0.962cm" svg:x="58.678cm" svg:y="20.566cm">
          <draw:text-box>
            <text:p>0,n</text:p>
          </draw:text-box>
        </draw:frame>
        <draw:frame draw:style-name="gr8" draw:layer="layout" svg:width="24.113cm" svg:height="3.095cm" svg:x="43.845cm" svg:y="35.168cm">
          <draw:text-box>
            <text:p>A l'installation du logiciel, il faudra indiquer quel groupe ou quel utilisateur du domaine (LDAP) est l'administrateur du logiciel</text:p>
            <text:p/>
            <text:p>Configuration du proxy pour la salle de math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39.065cm" svg:y1="13.851cm" svg:x2="31.335cm" svg:y2="27.444cm">
          <text:p/>
        </draw:line>
        <draw:ellipse draw:style-name="gr2" draw:text-style-name="P1" draw:layer="layout" svg:width="3.803cm" svg:height="1.24cm" svg:x="32.659cm" svg:y="21.833cm">
          <text:p text:style-name="P1">Se porter</text:p>
        </draw:ellipse>
        <draw:frame draw:style-name="gr7" draw:layer="layout" svg:width="1.654cm" svg:height="0.962cm" svg:x="37.071cm" svg:y="14.045cm">
          <draw:text-box>
            <text:p>0,n</text:p>
          </draw:text-box>
        </draw:frame>
        <draw:frame draw:style-name="gr7" draw:layer="layout" svg:width="1.654cm" svg:height="0.962cm" svg:x="29.599cm" svg:y="26.429cm">
          <draw:text-box>
            <text:p>1,1</text:p>
          </draw:text-box>
        </draw:frame>
        <draw:line draw:style-name="gr6" draw:text-style-name="P1" draw:layer="layout" svg:x1="41.217cm" svg:y1="29.34cm" svg:x2="65.676cm" svg:y2="29.34cm">
          <text:p/>
        </draw:line>
        <draw:line draw:style-name="gr6" draw:text-style-name="P1" draw:layer="layout" svg:x1="65.676cm" svg:y1="29.281cm" svg:x2="65.676cm" svg:y2="20.344cm">
          <text:p/>
        </draw:line>
        <draw:ellipse draw:style-name="gr2" draw:text-style-name="P1" draw:layer="layout" svg:width="5.204cm" svg:height="1.24cm" svg:x="52.354cm" svg:y="28.78cm">
          <text:p text:style-name="P1">Avec</text:p>
        </draw:ellipse>
        <draw:frame draw:style-name="gr7" draw:layer="layout" svg:width="1.654cm" svg:height="0.962cm" svg:x="64.087cm" svg:y="20.566cm">
          <draw:text-box>
            <text:p>0,n</text:p>
          </draw:text-box>
        </draw:frame>
        <draw:frame draw:style-name="gr7" draw:layer="layout" svg:width="1.654cm" svg:height="0.962cm" svg:x="41.476cm" svg:y="28.193cm">
          <draw:text-box>
            <text:p>1,1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14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15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847cm" svg:x2="26.137cm" svg:y2="12.847cm" draw:start-shape="id14" draw:start-glue-point="1" draw:end-shape="id15" draw:end-glue-point="3" svg:d="m19564 1284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16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svg:x1="7.864cm" svg:y1="12.797cm" svg:x2="7.866cm" svg:y2="20.242cm" draw:end-shape="id16" draw:end-glue-point="3" svg:d="m7864 12797h-548v7445h550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242cm" svg:x2="28.679cm" svg:y2="14.758cm" draw:start-shape="id16" draw:start-glue-point="1" draw:end-shape="id15" draw:end-glue-point="2" svg:d="m19522 20242h9157v-548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layer="layout" svg:width="5.085cm" svg:height="3.821cm" svg:x="36.216cm" svg:y="33.58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frame draw:style-name="gr5" draw:id="id17" draw:layer="layout" svg:width="15.244cm" svg:height="3.906cm" svg:x="18.383cm" svg:y="36.84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9" draw:layer="layout" svg:width="15.244cm" svg:height="7.345cm" svg:x="52.291cm" svg:y="36.93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27.433cm" svg:y1="36.902cm" svg:x2="30.566cm" svg:y2="31.262cm">
          <text:p/>
        </draw:line>
        <draw:line draw:style-name="gr6" draw:text-style-name="P1" draw:layer="layout" svg:x1="60.854cm" svg:y1="36.902cm" svg:x2="41.219cm" svg:y2="29.174cm">
          <text:p/>
        </draw:line>
        <draw:line draw:style-name="gr6" draw:text-style-name="P1" draw:layer="layout" svg:x1="33.63cm" svg:y1="38.782cm" svg:x2="36.136cm" svg:y2="34.883cm">
          <text:p/>
        </draw:line>
        <draw:line draw:style-name="gr6" draw:text-style-name="P1" draw:layer="layout" svg:x1="33.63cm" svg:y1="39.827cm" svg:x2="52.29cm" svg:y2="42.194cm">
          <text:p/>
        </draw:line>
        <draw:connector draw:style-name="gr6" draw:text-style-name="P1" draw:layer="layout" draw:line-skew="-3.629cm 2.5cm" svg:x1="18.383cm" svg:y1="38.793cm" svg:x2="26.005cm" svg:y2="40.746cm" draw:start-shape="id17" draw:start-glue-point="3" draw:end-shape="id17" draw:end-glue-point="2" svg:d="m18383 38793h-4179v5003h11801v-3050">
          <text:p/>
        </draw:connector>
      </draw:page>
      <draw:page draw:name="page4" draw:style-name="dp1" draw:master-page-name="Standard">
        <draw:frame draw:style-name="gr10" draw:layer="layout" svg:width="25.73cm" svg:height="14.903cm" svg:x="4.256cm" svg:y="5.189cm">
          <draw:text-box>
            <text:p><text:span text:style-name="T1">Salle de math : Toutes les machines commençant par S*</text:span></text:p>
            <text:p><text:span text:style-name="T1">- prof : groupes d'utilisateurs</text:span></text:p>
            <text:p><text:span text:style-name="T1">- éleves</text:span></text:p>
            <text:p><text:span text:style-name="T1"/></text:p>
            <text:p><text:span text:style-name="T1"/></text:p>
            <text:p><text:span text:style-name="T1">Salle de formation : Toutes les machines commençant par F*</text:span></text:p>
            <text:p><text:span text:style-name="T1">- prof</text:span></text:p>
            <text:p><text:span text:style-name="T1">- prof</text:span></text:p>
            <text:p><text:span text:style-name="T1">- élèves</text:span></text:p>
            <text:p><text:span text:style-name="T1"/></text:p>
            <text:p><text:span text:style-name="T1"/></text:p>
            <text:p><text:span text:style-name="T1">CDI : <text:s/>Toutes les machines commençant par C*</text:span></text:p>
            <text:p><text:span text:style-name="T1">- prof</text:span></text:p>
            <text:p><text:span text:style-name="T1">- admin</text:span></text:p>
            <text:p><text:span text:style-name="T1">- élevé</text:span></text:p>
            <text:p><text:span text:style-name="T1">- prof</text:span></text:p>
            <text:p><text:span text:style-name="T1">- parent</text:span></text:p>
          </draw:text-box>
        </draw:frame>
        <draw:frame draw:style-name="gr11" draw:text-style-name="P2" draw:layer="layout" svg:width="20.285cm" svg:height="4.778cm" svg:x="8.878cm" svg:y="1.705cm">
          <draw:text-box>
            <text:p><text:span text:style-name="T3">Fonctionnement actuel de ESU</text:span></text:p>
          </draw:text-box>
        </draw:frame>
        <draw:frame draw:style-name="gr12" draw:layer="layout" svg:width="21.578cm" svg:height="5.835cm" svg:x="7.996cm" svg:y="21.285cm">
          <draw:text-box>
            <text:p>Pour le groupe de choix « Salle de math », il faut donc affecter un groupe de machines et un groupe d'utilisateurs</text:p>
          </draw:text-box>
        </draw:frame>
      </draw:page>
      <draw:page draw:name="page5" draw:style-name="dp1" draw:master-page-name="Standard">
        <draw:frame draw:style-name="gr10" draw:layer="layout" svg:width="11.656cm" svg:height="14.903cm" svg:x="11.781cm" svg:y="10.95cm">
          <draw:text-box>
            <text:p><text:span text:style-name="T1">groupe Salle de classe</text:span></text:p>
          </draw:text-box>
        </draw:frame>
        <draw:frame draw:style-name="gr13" draw:layer="layout" svg:width="11.656cm" svg:height="14.843cm" svg:x="25.304cm" svg:y="10.951cm">
          <draw:text-box>
            <text:p><text:span text:style-name="T1">groupe libre service</text:span></text:p>
          </draw:text-box>
        </draw:frame>
        <draw:frame draw:style-name="gr14" draw:layer="layout" svg:width="7.504cm" svg:height="5.408cm" svg:x="12.487cm" svg:y="13.186cm">
          <draw:text-box>
            <text:p><text:span text:style-name="T1">groupe Math</text:span></text:p>
          </draw:text-box>
        </draw:frame>
        <draw:frame draw:style-name="gr15" draw:layer="layout" svg:width="7.504cm" svg:height="2.143cm" svg:x="12.487cm" svg:y="19.09cm">
          <draw:text-box>
            <text:p><text:span text:style-name="T1">groupe Français</text:span></text:p>
          </draw:text-box>
        </draw:frame>
        <draw:frame draw:style-name="gr15" draw:layer="layout" svg:width="7.504cm" svg:height="2.143cm" svg:x="12.487cm" svg:y="22.559cm">
          <draw:text-box>
            <text:p><text:span text:style-name="T1">groupe Physique</text:span></text:p>
          </draw:text-box>
        </draw:frame>
        <draw:frame draw:style-name="gr15" draw:layer="layout" svg:width="7.504cm" svg:height="2.143cm" svg:x="26.363cm" svg:y="13.187cm">
          <draw:text-box>
            <text:p><text:span text:style-name="T1">groupe Foyer</text:span></text:p>
          </draw:text-box>
        </draw:frame>
        <draw:frame draw:style-name="gr15" draw:layer="layout" svg:width="7.504cm" svg:height="2.143cm" svg:x="26.363cm" svg:y="16.775cm">
          <draw:text-box>
            <text:p><text:span text:style-name="T1">groupe Bibliothèque</text:span></text:p>
          </draw:text-box>
        </draw:frame>
        <draw:frame draw:style-name="gr16" draw:layer="layout" svg:width="18.991cm" svg:height="4.75cm" svg:x="4.291cm" svg:y="4.35cm">
          <draw:text-box>
            <text:p><text:span text:style-name="T4">Exemples de groupes de choix</text:span></text:p>
            <text:p/>
            <text:p>Les groupes peuvent hériter des groupes du niveau supérieur au niveau de la configuration.</text:p>
            <text:p/>
            <text:p/>
          </draw:text-box>
        </draw:frame>
        <draw:frame draw:style-name="gr17" draw:layer="layout" svg:width="29.2cm" svg:height="17.607cm" svg:x="10.488cm" svg:y="9.363cm">
          <draw:text-box>
            <text:p><text:span text:style-name="T1">groupe par défaut</text:span></text:p>
          </draw:text-box>
        </draw:frame>
        <draw:frame draw:style-name="gr18" draw:layer="layout" svg:width="4.327cm" svg:height="2.275cm" svg:x="2.705cm" svg:y="16.111cm">
          <draw:text-box>
            <text:p><text:span text:style-name="T1">template Firefox</text:span></text:p>
          </draw:text-box>
        </draw:frame>
        <draw:line draw:style-name="gr6" draw:text-style-name="P1" draw:layer="layout" svg:x1="7.055cm" svg:y1="17.051cm" svg:x2="13.111cm" svg:y2="14.288cm">
          <text:p/>
        </draw:line>
        <draw:line draw:style-name="gr6" draw:text-style-name="P1" draw:layer="layout" svg:x1="7.114cm" svg:y1="17.11cm" svg:x2="12.954cm" svg:y2="20.34cm">
          <text:p/>
        </draw:line>
        <draw:line draw:style-name="gr6" draw:text-style-name="P1" draw:layer="layout" svg:x1="7.055cm" svg:y1="17.228cm" svg:x2="12.788cm" svg:y2="23.813cm">
          <text:p/>
        </draw:line>
        <draw:frame draw:style-name="gr19" draw:layer="layout" svg:width="2.754cm" svg:height="2.484cm" svg:x="12.846cm" svg:y="15.473cm">
          <draw:text-box>
            <text:p><text:span text:style-name="T1">groupeSalle1</text:span></text:p>
          </draw:text-box>
        </draw:frame>
        <draw:frame draw:style-name="gr19" draw:layer="layout" svg:width="2.754cm" svg:height="2.484cm" svg:x="16.402cm" svg:y="15.474cm">
          <draw:text-box>
            <text:p><text:span text:style-name="T1">groupeSall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6T14:40:08</meta:creation-date>
    <dc:date>2010-01-16T17:09:26</dc:date>
    <meta:editing-duration>PT02H13M54S</meta:editing-duration>
    <meta:editing-cycles>17</meta:editing-cycles>
    <meta:generator>OpenOffice.org/3.0$Linux OpenOffice.org_project/300m15$Build-9379</meta:generator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